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13.739cm"/>
    </style:style>
    <style:style style:name="co8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4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4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7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8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 style:data-style-name="N2" text:time-value="10:01:54.867010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5T14:41:03.612640220</dc:date>
    <meta:editing-duration>P5DT8H46M37S</meta:editing-duration>
    <meta:editing-cycles>50</meta:editing-cycles>
    <meta:document-statistic meta:table-count="6" meta:cell-count="423" meta:object-count="0"/>
    <meta:user-defined meta:name=""/>
  </office:meta>
</office:document-meta>
</file>